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number-columns-repeated="11" table:default-cell-style-name="Default"/>
        <table:table-row table:style-name="ro1">
          <table:table-cell office:value-type="string">
            <text:p>N</text:p>
          </table:table-cell>
          <table:table-cell office:value-type="float" office:value="240">
            <text:p>240</text:p>
          </table:table-cell>
          <table:table-cell table:number-columns-repeated="9"/>
        </table:table-row>
        <table:table-row table:style-name="ro1">
          <table:table-cell office:value-type="string">
            <text:p>M</text:p>
          </table:table-cell>
          <table:table-cell office:value-type="float" office:value="320">
            <text:p>32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float" office:value="45">
            <text:p>45</text:p>
          </table:table-cell>
          <table:table-cell office:value-type="float" office:value="0">
            <text:p>0</text:p>
          </table:table-cell>
          <table:table-cell table:formula="oooc:=[.C4]+1" office:value-type="float" office:value="1">
            <text:p>1</text:p>
          </table:table-cell>
          <table:table-cell table:formula="oooc:=[.D4]+1" office:value-type="float" office:value="2">
            <text:p>2</text:p>
          </table:table-cell>
          <table:table-cell/>
          <table:table-cell table:formula="oooc:=[.$B$2]/2" office:value-type="float" office:value="160">
            <text:p>160</text:p>
          </table:table-cell>
          <table:table-cell/>
          <table:table-cell table:formula="oooc:=[.J4]-1" office:value-type="float" office:value="317">
            <text:p>317</text:p>
          </table:table-cell>
          <table:table-cell table:formula="oooc:=[.K4]-1" office:value-type="float" office:value="318">
            <text:p>318</text:p>
          </table:table-cell>
          <table:table-cell table:formula="oooc:=[.$B$2]-1" office:value-type="float" office:value="319">
            <text:p>319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2" table:formula="oooc:=[.$B$10]+([.$B5] - [.$B$10])*ROUND(COS([.$B$4])) - ([.C$4] - [.$G$4])*ROUND(SIN([.$B$4]))&amp;&quot;, &quot;&amp;[.$G$4]+([.$B5] - [.$B$10])*ROUND(SIN([.$B$4])) + ([.C$4] - [.$G$4])*ROUND(COS([.$B$4]))" office:value-type="string" office:string-value="160, -120">
            <text:p>160, -120</text:p>
          </table:table-cell>
          <table:table-cell table:style-name="ce2" table:formula="oooc:=[.$B$10]+([.$B5] - [.$B$10])*ROUND(COS([.$B$4])) - ([.D$4] - [.$G$4])*ROUND(SIN([.$B$4]))&amp;&quot;, &quot;&amp;[.$G$4]+([.$B5] - [.$B$10])*ROUND(SIN([.$B$4])) + ([.D$4] - [.$G$4])*ROUND(COS([.$B$4]))" office:value-type="string" office:string-value="159, -119">
            <text:p>159, -119</text:p>
          </table:table-cell>
          <table:table-cell table:style-name="ce2" table:formula="oooc:=[.$B$10]+([.$B5] - [.$B$10])*ROUND(COS([.$B$4])) - ([.E$4] - [.$G$4])*ROUND(SIN([.$B$4]))&amp;&quot;, &quot;&amp;[.$G$4]+([.$B5] - [.$B$10])*ROUND(SIN([.$B$4])) + ([.E$4] - [.$G$4])*ROUND(COS([.$B$4]))" office:value-type="string" office:string-value="158, -118">
            <text:p>158, -118</text:p>
          </table:table-cell>
          <table:table-cell/>
          <table:table-cell table:style-name="ce2" table:formula="oooc:=[.$B$10]+([.$B5] - [.$B$10])*ROUND(COS([.$B$4])) - ([.G$4] - [.$G$4])*ROUND(SIN([.$B$4]))&amp;&quot;, &quot;&amp;[.$G$4]+([.$B5] - [.$B$10])*ROUND(SIN([.$B$4])) + ([.G$4] - [.$G$4])*ROUND(COS([.$B$4]))" office:value-type="string" office:string-value="0, 40">
            <text:p>0, 40</text:p>
          </table:table-cell>
          <table:table-cell/>
          <table:table-cell table:style-name="ce2" table:formula="oooc:=[.$B$10]+([.$B5] - [.$B$10])*ROUND(COS([.$B$4])) - ([.I$4] - [.$G$4])*ROUND(SIN([.$B$4]))&amp;&quot;, &quot;&amp;[.$G$4]+([.$B5] - [.$B$10])*ROUND(SIN([.$B$4])) + ([.I$4] - [.$G$4])*ROUND(COS([.$B$4]))" office:value-type="string" office:string-value="-157, 197">
            <text:p>-157, 197</text:p>
          </table:table-cell>
          <table:table-cell table:style-name="ce2" table:formula="oooc:=[.$B$10]+([.$B5] - [.$B$10])*ROUND(COS([.$B$4])) - ([.J$4] - [.$G$4])*ROUND(SIN([.$B$4]))&amp;&quot;, &quot;&amp;[.$G$4]+([.$B5] - [.$B$10])*ROUND(SIN([.$B$4])) + ([.J$4] - [.$G$4])*ROUND(COS([.$B$4]))" office:value-type="string" office:string-value="-158, 198">
            <text:p>-158, 198</text:p>
          </table:table-cell>
          <table:table-cell table:style-name="ce2" table:formula="oooc:=[.$B$10]+([.$B5] - [.$B$10])*ROUND(COS([.$B$4])) - ([.K$4] - [.$G$4])*ROUND(SIN([.$B$4]))&amp;&quot;, &quot;&amp;[.$G$4]+([.$B5] - [.$B$10])*ROUND(SIN([.$B$4])) + ([.K$4] - [.$G$4])*ROUND(COS([.$B$4]))" office:value-type="string" office:string-value="-159, 199">
            <text:p>-159, 199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2" table:formula="oooc:=[.$B$10]+([.$B6] - [.$B$10])*ROUND(COS([.$B$4])) - ([.C$4] - [.$G$4])*ROUND(SIN([.$B$4]))&amp;&quot;, &quot;&amp;[.$G$4]+([.$B6] - [.$B$10])*ROUND(SIN([.$B$4])) + ([.C$4] - [.$G$4])*ROUND(COS([.$B$4]))" office:value-type="string" office:string-value="161, -119">
            <text:p>161, -119</text:p>
          </table:table-cell>
          <table:table-cell table:style-name="ce2" table:formula="oooc:=[.$B$10]+([.$B6] - [.$B$10])*ROUND(COS([.$B$4])) - ([.D$4] - [.$G$4])*ROUND(SIN([.$B$4]))&amp;&quot;, &quot;&amp;[.$G$4]+([.$B6] - [.$B$10])*ROUND(SIN([.$B$4])) + ([.D$4] - [.$G$4])*ROUND(COS([.$B$4]))" office:value-type="string" office:string-value="160, -118">
            <text:p>160, -118</text:p>
          </table:table-cell>
          <table:table-cell table:style-name="ce2" table:formula="oooc:=[.$B$10]+([.$B6] - [.$B$10])*ROUND(COS([.$B$4])) - ([.E$4] - [.$G$4])*ROUND(SIN([.$B$4]))&amp;&quot;, &quot;&amp;[.$G$4]+([.$B6] - [.$B$10])*ROUND(SIN([.$B$4])) + ([.E$4] - [.$G$4])*ROUND(COS([.$B$4]))" office:value-type="string" office:string-value="159, -117">
            <text:p>159, -117</text:p>
          </table:table-cell>
          <table:table-cell/>
          <table:table-cell table:style-name="ce2" table:formula="oooc:=[.$B$10]+([.$B6] - [.$B$10])*ROUND(COS([.$B$4])) - ([.G$4] - [.$G$4])*ROUND(SIN([.$B$4]))&amp;&quot;, &quot;&amp;[.$G$4]+([.$B6] - [.$B$10])*ROUND(SIN([.$B$4])) + ([.G$4] - [.$G$4])*ROUND(COS([.$B$4]))" office:value-type="string" office:string-value="1, 41">
            <text:p>1, 41</text:p>
          </table:table-cell>
          <table:table-cell/>
          <table:table-cell table:style-name="ce2" table:formula="oooc:=[.$B$10]+([.$B6] - [.$B$10])*ROUND(COS([.$B$4])) - ([.I$4] - [.$G$4])*ROUND(SIN([.$B$4]))&amp;&quot;, &quot;&amp;[.$G$4]+([.$B6] - [.$B$10])*ROUND(SIN([.$B$4])) + ([.I$4] - [.$G$4])*ROUND(COS([.$B$4]))" office:value-type="string" office:string-value="-156, 198">
            <text:p>-156, 198</text:p>
          </table:table-cell>
          <table:table-cell table:style-name="ce2" table:formula="oooc:=[.$B$10]+([.$B6] - [.$B$10])*ROUND(COS([.$B$4])) - ([.J$4] - [.$G$4])*ROUND(SIN([.$B$4]))&amp;&quot;, &quot;&amp;[.$G$4]+([.$B6] - [.$B$10])*ROUND(SIN([.$B$4])) + ([.J$4] - [.$G$4])*ROUND(COS([.$B$4]))" office:value-type="string" office:string-value="-157, 199">
            <text:p>-157, 199</text:p>
          </table:table-cell>
          <table:table-cell table:style-name="ce2" table:formula="oooc:=[.$B$10]+([.$B6] - [.$B$10])*ROUND(COS([.$B$4])) - ([.K$4] - [.$G$4])*ROUND(SIN([.$B$4]))&amp;&quot;, &quot;&amp;[.$G$4]+([.$B6] - [.$B$10])*ROUND(SIN([.$B$4])) + ([.K$4] - [.$G$4])*ROUND(COS([.$B$4]))" office:value-type="string" office:string-value="-158, 200">
            <text:p>-158, 20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2" table:formula="oooc:=[.$B$10]+([.$B7] - [.$B$10])*ROUND(COS([.$B$4])) - ([.C$4] - [.$G$4])*ROUND(SIN([.$B$4]))&amp;&quot;, &quot;&amp;[.$G$4]+([.$B7] - [.$B$10])*ROUND(SIN([.$B$4])) + ([.C$4] - [.$G$4])*ROUND(COS([.$B$4]))" office:value-type="string" office:string-value="162, -118">
            <text:p>162, -118</text:p>
          </table:table-cell>
          <table:table-cell table:style-name="ce2" table:formula="oooc:=[.$B$10]+([.$B7] - [.$B$10])*ROUND(COS([.$B$4])) - ([.D$4] - [.$G$4])*ROUND(SIN([.$B$4]))&amp;&quot;, &quot;&amp;[.$G$4]+([.$B7] - [.$B$10])*ROUND(SIN([.$B$4])) + ([.D$4] - [.$G$4])*ROUND(COS([.$B$4]))" office:value-type="string" office:string-value="161, -117">
            <text:p>161, -117</text:p>
          </table:table-cell>
          <table:table-cell table:style-name="ce2" table:formula="oooc:=[.$B$10]+([.$B7] - [.$B$10])*ROUND(COS([.$B$4])) - ([.E$4] - [.$G$4])*ROUND(SIN([.$B$4]))&amp;&quot;, &quot;&amp;[.$G$4]+([.$B7] - [.$B$10])*ROUND(SIN([.$B$4])) + ([.E$4] - [.$G$4])*ROUND(COS([.$B$4]))" office:value-type="string" office:string-value="160, -116">
            <text:p>160, -116</text:p>
          </table:table-cell>
          <table:table-cell/>
          <table:table-cell table:style-name="ce2" table:formula="oooc:=[.$B$10]+([.$B7] - [.$B$10])*ROUND(COS([.$B$4])) - ([.G$4] - [.$G$4])*ROUND(SIN([.$B$4]))&amp;&quot;, &quot;&amp;[.$G$4]+([.$B7] - [.$B$10])*ROUND(SIN([.$B$4])) + ([.G$4] - [.$G$4])*ROUND(COS([.$B$4]))" office:value-type="string" office:string-value="2, 42">
            <text:p>2, 42</text:p>
          </table:table-cell>
          <table:table-cell/>
          <table:table-cell table:style-name="ce2" table:formula="oooc:=[.$B$10]+([.$B7] - [.$B$10])*ROUND(COS([.$B$4])) - ([.I$4] - [.$G$4])*ROUND(SIN([.$B$4]))&amp;&quot;, &quot;&amp;[.$G$4]+([.$B7] - [.$B$10])*ROUND(SIN([.$B$4])) + ([.I$4] - [.$G$4])*ROUND(COS([.$B$4]))" office:value-type="string" office:string-value="-155, 199">
            <text:p>-155, 199</text:p>
          </table:table-cell>
          <table:table-cell table:style-name="ce2" table:formula="oooc:=[.$B$10]+([.$B7] - [.$B$10])*ROUND(COS([.$B$4])) - ([.J$4] - [.$G$4])*ROUND(SIN([.$B$4]))&amp;&quot;, &quot;&amp;[.$G$4]+([.$B7] - [.$B$10])*ROUND(SIN([.$B$4])) + ([.J$4] - [.$G$4])*ROUND(COS([.$B$4]))" office:value-type="string" office:string-value="-156, 200">
            <text:p>-156, 200</text:p>
          </table:table-cell>
          <table:table-cell table:style-name="ce2" table:formula="oooc:=[.$B$10]+([.$B7] - [.$B$10])*ROUND(COS([.$B$4])) - ([.K$4] - [.$G$4])*ROUND(SIN([.$B$4]))&amp;&quot;, &quot;&amp;[.$G$4]+([.$B7] - [.$B$10])*ROUND(SIN([.$B$4])) + ([.K$4] - [.$G$4])*ROUND(COS([.$B$4]))" office:value-type="string" office:string-value="-157, 201">
            <text:p>-157, 201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2" table:formula="oooc:=[.$B$10]+([.$B8] - [.$B$10])*ROUND(COS([.$B$4])) - ([.C$4] - [.$G$4])*ROUND(SIN([.$B$4]))&amp;&quot;, &quot;&amp;[.$G$4]+([.$B8] - [.$B$10])*ROUND(SIN([.$B$4])) + ([.C$4] - [.$G$4])*ROUND(COS([.$B$4]))" office:value-type="string" office:string-value="163, -117">
            <text:p>163, -117</text:p>
          </table:table-cell>
          <table:table-cell table:style-name="ce2" table:formula="oooc:=[.$B$10]+([.$B8] - [.$B$10])*ROUND(COS([.$B$4])) - ([.D$4] - [.$G$4])*ROUND(SIN([.$B$4]))&amp;&quot;, &quot;&amp;[.$G$4]+([.$B8] - [.$B$10])*ROUND(SIN([.$B$4])) + ([.D$4] - [.$G$4])*ROUND(COS([.$B$4]))" office:value-type="string" office:string-value="162, -116">
            <text:p>162, -116</text:p>
          </table:table-cell>
          <table:table-cell table:style-name="ce2" table:formula="oooc:=[.$B$10]+([.$B8] - [.$B$10])*ROUND(COS([.$B$4])) - ([.E$4] - [.$G$4])*ROUND(SIN([.$B$4]))&amp;&quot;, &quot;&amp;[.$G$4]+([.$B8] - [.$B$10])*ROUND(SIN([.$B$4])) + ([.E$4] - [.$G$4])*ROUND(COS([.$B$4]))" office:value-type="string" office:string-value="161, -115">
            <text:p>161, -115</text:p>
          </table:table-cell>
          <table:table-cell/>
          <table:table-cell table:style-name="ce2" table:formula="oooc:=[.$B$10]+([.$B8] - [.$B$10])*ROUND(COS([.$B$4])) - ([.G$4] - [.$G$4])*ROUND(SIN([.$B$4]))&amp;&quot;, &quot;&amp;[.$G$4]+([.$B8] - [.$B$10])*ROUND(SIN([.$B$4])) + ([.G$4] - [.$G$4])*ROUND(COS([.$B$4]))" office:value-type="string" office:string-value="3, 43">
            <text:p>3, 43</text:p>
          </table:table-cell>
          <table:table-cell/>
          <table:table-cell table:style-name="ce2" table:formula="oooc:=[.$B$10]+([.$B8] - [.$B$10])*ROUND(COS([.$B$4])) - ([.I$4] - [.$G$4])*ROUND(SIN([.$B$4]))&amp;&quot;, &quot;&amp;[.$G$4]+([.$B8] - [.$B$10])*ROUND(SIN([.$B$4])) + ([.I$4] - [.$G$4])*ROUND(COS([.$B$4]))" office:value-type="string" office:string-value="-154, 200">
            <text:p>-154, 200</text:p>
          </table:table-cell>
          <table:table-cell table:style-name="ce2" table:formula="oooc:=[.$B$10]+([.$B8] - [.$B$10])*ROUND(COS([.$B$4])) - ([.J$4] - [.$G$4])*ROUND(SIN([.$B$4]))&amp;&quot;, &quot;&amp;[.$G$4]+([.$B8] - [.$B$10])*ROUND(SIN([.$B$4])) + ([.J$4] - [.$G$4])*ROUND(COS([.$B$4]))" office:value-type="string" office:string-value="-155, 201">
            <text:p>-155, 201</text:p>
          </table:table-cell>
          <table:table-cell table:style-name="ce2" table:formula="oooc:=[.$B$10]+([.$B8] - [.$B$10])*ROUND(COS([.$B$4])) - ([.K$4] - [.$G$4])*ROUND(SIN([.$B$4]))&amp;&quot;, &quot;&amp;[.$G$4]+([.$B8] - [.$B$10])*ROUND(SIN([.$B$4])) + ([.K$4] - [.$G$4])*ROUND(COS([.$B$4]))" office:value-type="string" office:string-value="-156, 202">
            <text:p>-156, 20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ooc:=[.$B$1]/2" office:value-type="float" office:value="120">
            <text:p>120</text:p>
          </table:table-cell>
          <table:table-cell table:style-name="ce2" table:formula="oooc:=[.$B$10]+([.$B10] - [.$B$10])*ROUND(COS([.$B$4])) - ([.C$4] - [.$G$4])*ROUND(SIN([.$B$4]))&amp;&quot;, &quot;&amp;[.$G$4]+([.$B10] - [.$B$10])*ROUND(SIN([.$B$4])) + ([.C$4] - [.$G$4])*ROUND(COS([.$B$4]))" office:value-type="string" office:string-value="280, 0">
            <text:p>280, 0</text:p>
          </table:table-cell>
          <table:table-cell table:style-name="ce2" table:formula="oooc:=[.$B$10]+([.$B10] - [.$B$10])*ROUND(COS([.$B$4])) - ([.D$4] - [.$G$4])*ROUND(SIN([.$B$4]))&amp;&quot;, &quot;&amp;[.$G$4]+([.$B10] - [.$B$10])*ROUND(SIN([.$B$4])) + ([.D$4] - [.$G$4])*ROUND(COS([.$B$4]))" office:value-type="string" office:string-value="279, 1">
            <text:p>279, 1</text:p>
          </table:table-cell>
          <table:table-cell table:style-name="ce2" table:formula="oooc:=[.$B$10]+([.$B10] - [.$B$10])*ROUND(COS([.$B$4])) - ([.E$4] - [.$G$4])*ROUND(SIN([.$B$4]))&amp;&quot;, &quot;&amp;[.$G$4]+([.$B10] - [.$B$10])*ROUND(SIN([.$B$4])) + ([.E$4] - [.$G$4])*ROUND(COS([.$B$4]))" office:value-type="string" office:string-value="278, 2">
            <text:p>278, 2</text:p>
          </table:table-cell>
          <table:table-cell/>
          <table:table-cell table:style-name="ce2" table:formula="oooc:=[.$B$10]+([.$B10] - [.$B$10])*ROUND(COS([.$B$4])) - ([.G$4] - [.$G$4])*ROUND(SIN([.$B$4]))&amp;&quot;, &quot;&amp;[.$G$4]+([.$B10] - [.$B$10])*ROUND(SIN([.$B$4])) + ([.G$4] - [.$G$4])*ROUND(COS([.$B$4]))" office:value-type="string" office:string-value="120, 160">
            <text:p>120, 160</text:p>
          </table:table-cell>
          <table:table-cell/>
          <table:table-cell table:style-name="ce2" table:formula="oooc:=[.$B$10]+([.$B10] - [.$B$10])*ROUND(COS([.$B$4])) - ([.I$4] - [.$G$4])*ROUND(SIN([.$B$4]))&amp;&quot;, &quot;&amp;[.$G$4]+([.$B10] - [.$B$10])*ROUND(SIN([.$B$4])) + ([.I$4] - [.$G$4])*ROUND(COS([.$B$4]))" office:value-type="string" office:string-value="-37, 317">
            <text:p>-37, 317</text:p>
          </table:table-cell>
          <table:table-cell table:style-name="ce2" table:formula="oooc:=[.$B$10]+([.$B10] - [.$B$10])*ROUND(COS([.$B$4])) - ([.J$4] - [.$G$4])*ROUND(SIN([.$B$4]))&amp;&quot;, &quot;&amp;[.$G$4]+([.$B10] - [.$B$10])*ROUND(SIN([.$B$4])) + ([.J$4] - [.$G$4])*ROUND(COS([.$B$4]))" office:value-type="string" office:string-value="-38, 318">
            <text:p>-38, 318</text:p>
          </table:table-cell>
          <table:table-cell table:style-name="ce2" table:formula="oooc:=[.$B$10]+([.$B10] - [.$B$10])*ROUND(COS([.$B$4])) - ([.K$4] - [.$G$4])*ROUND(SIN([.$B$4]))&amp;&quot;, &quot;&amp;[.$G$4]+([.$B10] - [.$B$10])*ROUND(SIN([.$B$4])) + ([.K$4] - [.$G$4])*ROUND(COS([.$B$4]))" office:value-type="string" office:string-value="-39, 319">
            <text:p>-39, 31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ooc:=[.B13]-1" office:value-type="float" office:value="237">
            <text:p>237</text:p>
          </table:table-cell>
          <table:table-cell table:style-name="ce2" table:formula="oooc:=[.$B$10]+([.$B12] - [.$B$10])*ROUND(COS([.$B$4])) - ([.C$4] - [.$G$4])*ROUND(SIN([.$B$4]))&amp;&quot;, &quot;&amp;[.$G$4]+([.$B12] - [.$B$10])*ROUND(SIN([.$B$4])) + ([.C$4] - [.$G$4])*ROUND(COS([.$B$4]))" office:value-type="string" office:string-value="397, 117">
            <text:p>397, 117</text:p>
          </table:table-cell>
          <table:table-cell table:style-name="ce2" table:formula="oooc:=[.$B$10]+([.$B12] - [.$B$10])*ROUND(COS([.$B$4])) - ([.D$4] - [.$G$4])*ROUND(SIN([.$B$4]))&amp;&quot;, &quot;&amp;[.$G$4]+([.$B12] - [.$B$10])*ROUND(SIN([.$B$4])) + ([.D$4] - [.$G$4])*ROUND(COS([.$B$4]))" office:value-type="string" office:string-value="396, 118">
            <text:p>396, 118</text:p>
          </table:table-cell>
          <table:table-cell table:style-name="ce2" table:formula="oooc:=[.$B$10]+([.$B12] - [.$B$10])*ROUND(COS([.$B$4])) - ([.E$4] - [.$G$4])*ROUND(SIN([.$B$4]))&amp;&quot;, &quot;&amp;[.$G$4]+([.$B12] - [.$B$10])*ROUND(SIN([.$B$4])) + ([.E$4] - [.$G$4])*ROUND(COS([.$B$4]))" office:value-type="string" office:string-value="395, 119">
            <text:p>395, 119</text:p>
          </table:table-cell>
          <table:table-cell/>
          <table:table-cell table:style-name="ce2" table:formula="oooc:=[.$B$10]+([.$B12] - [.$B$10])*ROUND(COS([.$B$4])) - ([.G$4] - [.$G$4])*ROUND(SIN([.$B$4]))&amp;&quot;, &quot;&amp;[.$G$4]+([.$B12] - [.$B$10])*ROUND(SIN([.$B$4])) + ([.G$4] - [.$G$4])*ROUND(COS([.$B$4]))" office:value-type="string" office:string-value="237, 277">
            <text:p>237, 277</text:p>
          </table:table-cell>
          <table:table-cell/>
          <table:table-cell table:style-name="ce2" table:formula="oooc:=[.$B$10]+([.$B12] - [.$B$10])*ROUND(COS([.$B$4])) - ([.I$4] - [.$G$4])*ROUND(SIN([.$B$4]))&amp;&quot;, &quot;&amp;[.$G$4]+([.$B12] - [.$B$10])*ROUND(SIN([.$B$4])) + ([.I$4] - [.$G$4])*ROUND(COS([.$B$4]))" office:value-type="string" office:string-value="80, 434">
            <text:p>80, 434</text:p>
          </table:table-cell>
          <table:table-cell table:style-name="ce2" table:formula="oooc:=[.$B$10]+([.$B12] - [.$B$10])*ROUND(COS([.$B$4])) - ([.J$4] - [.$G$4])*ROUND(SIN([.$B$4]))&amp;&quot;, &quot;&amp;[.$G$4]+([.$B12] - [.$B$10])*ROUND(SIN([.$B$4])) + ([.J$4] - [.$G$4])*ROUND(COS([.$B$4]))" office:value-type="string" office:string-value="79, 435">
            <text:p>79, 435</text:p>
          </table:table-cell>
          <table:table-cell table:style-name="ce2" table:formula="oooc:=[.$B$10]+([.$B12] - [.$B$10])*ROUND(COS([.$B$4])) - ([.K$4] - [.$G$4])*ROUND(SIN([.$B$4]))&amp;&quot;, &quot;&amp;[.$G$4]+([.$B12] - [.$B$10])*ROUND(SIN([.$B$4])) + ([.K$4] - [.$G$4])*ROUND(COS([.$B$4]))" office:value-type="string" office:string-value="78, 436">
            <text:p>78, 436</text:p>
          </table:table-cell>
        </table:table-row>
        <table:table-row table:style-name="ro1">
          <table:table-cell/>
          <table:table-cell table:formula="oooc:=[.B14]-1" office:value-type="float" office:value="238">
            <text:p>238</text:p>
          </table:table-cell>
          <table:table-cell table:style-name="ce2" table:formula="oooc:=[.$B$10]+([.$B13] - [.$B$10])*ROUND(COS([.$B$4])) - ([.C$4] - [.$G$4])*ROUND(SIN([.$B$4]))&amp;&quot;, &quot;&amp;[.$G$4]+([.$B13] - [.$B$10])*ROUND(SIN([.$B$4])) + ([.C$4] - [.$G$4])*ROUND(COS([.$B$4]))" office:value-type="string" office:string-value="398, 118">
            <text:p>398, 118</text:p>
          </table:table-cell>
          <table:table-cell table:style-name="ce2" table:formula="oooc:=[.$B$10]+([.$B13] - [.$B$10])*ROUND(COS([.$B$4])) - ([.D$4] - [.$G$4])*ROUND(SIN([.$B$4]))&amp;&quot;, &quot;&amp;[.$G$4]+([.$B13] - [.$B$10])*ROUND(SIN([.$B$4])) + ([.D$4] - [.$G$4])*ROUND(COS([.$B$4]))" office:value-type="string" office:string-value="397, 119">
            <text:p>397, 119</text:p>
          </table:table-cell>
          <table:table-cell table:style-name="ce2" table:formula="oooc:=[.$B$10]+([.$B13] - [.$B$10])*ROUND(COS([.$B$4])) - ([.E$4] - [.$G$4])*ROUND(SIN([.$B$4]))&amp;&quot;, &quot;&amp;[.$G$4]+([.$B13] - [.$B$10])*ROUND(SIN([.$B$4])) + ([.E$4] - [.$G$4])*ROUND(COS([.$B$4]))" office:value-type="string" office:string-value="396, 120">
            <text:p>396, 120</text:p>
          </table:table-cell>
          <table:table-cell/>
          <table:table-cell table:style-name="ce2" table:formula="oooc:=[.$B$10]+([.$B13] - [.$B$10])*ROUND(COS([.$B$4])) - ([.G$4] - [.$G$4])*ROUND(SIN([.$B$4]))&amp;&quot;, &quot;&amp;[.$G$4]+([.$B13] - [.$B$10])*ROUND(SIN([.$B$4])) + ([.G$4] - [.$G$4])*ROUND(COS([.$B$4]))" office:value-type="string" office:string-value="238, 278">
            <text:p>238, 278</text:p>
          </table:table-cell>
          <table:table-cell/>
          <table:table-cell table:style-name="ce2" table:formula="oooc:=[.$B$10]+([.$B13] - [.$B$10])*ROUND(COS([.$B$4])) - ([.I$4] - [.$G$4])*ROUND(SIN([.$B$4]))&amp;&quot;, &quot;&amp;[.$G$4]+([.$B13] - [.$B$10])*ROUND(SIN([.$B$4])) + ([.I$4] - [.$G$4])*ROUND(COS([.$B$4]))" office:value-type="string" office:string-value="81, 435">
            <text:p>81, 435</text:p>
          </table:table-cell>
          <table:table-cell table:style-name="ce2" table:formula="oooc:=[.$B$10]+([.$B13] - [.$B$10])*ROUND(COS([.$B$4])) - ([.J$4] - [.$G$4])*ROUND(SIN([.$B$4]))&amp;&quot;, &quot;&amp;[.$G$4]+([.$B13] - [.$B$10])*ROUND(SIN([.$B$4])) + ([.J$4] - [.$G$4])*ROUND(COS([.$B$4]))" office:value-type="string" office:string-value="80, 436">
            <text:p>80, 436</text:p>
          </table:table-cell>
          <table:table-cell table:style-name="ce2" table:formula="oooc:=[.$B$10]+([.$B13] - [.$B$10])*ROUND(COS([.$B$4])) - ([.K$4] - [.$G$4])*ROUND(SIN([.$B$4]))&amp;&quot;, &quot;&amp;[.$G$4]+([.$B13] - [.$B$10])*ROUND(SIN([.$B$4])) + ([.K$4] - [.$G$4])*ROUND(COS([.$B$4]))" office:value-type="string" office:string-value="79, 437">
            <text:p>79, 437</text:p>
          </table:table-cell>
        </table:table-row>
        <table:table-row table:style-name="ro1">
          <table:table-cell/>
          <table:table-cell table:formula="oooc:=[.$B$1]-1" office:value-type="float" office:value="239">
            <text:p>239</text:p>
          </table:table-cell>
          <table:table-cell table:style-name="ce2" table:formula="oooc:=[.$B$10]+([.$B14] - [.$B$10])*ROUND(COS([.$B$4])) - ([.C$4] - [.$G$4])*ROUND(SIN([.$B$4]))&amp;&quot;, &quot;&amp;[.$G$4]+([.$B14] - [.$B$10])*ROUND(SIN([.$B$4])) + ([.C$4] - [.$G$4])*ROUND(COS([.$B$4]))" office:value-type="string" office:string-value="399, 119">
            <text:p>399, 119</text:p>
          </table:table-cell>
          <table:table-cell table:style-name="ce2" table:formula="oooc:=[.$B$10]+([.$B14] - [.$B$10])*ROUND(COS([.$B$4])) - ([.D$4] - [.$G$4])*ROUND(SIN([.$B$4]))&amp;&quot;, &quot;&amp;[.$G$4]+([.$B14] - [.$B$10])*ROUND(SIN([.$B$4])) + ([.D$4] - [.$G$4])*ROUND(COS([.$B$4]))" office:value-type="string" office:string-value="398, 120">
            <text:p>398, 120</text:p>
          </table:table-cell>
          <table:table-cell table:style-name="ce2" table:formula="oooc:=[.$B$10]+([.$B14] - [.$B$10])*ROUND(COS([.$B$4])) - ([.E$4] - [.$G$4])*ROUND(SIN([.$B$4]))&amp;&quot;, &quot;&amp;[.$G$4]+([.$B14] - [.$B$10])*ROUND(SIN([.$B$4])) + ([.E$4] - [.$G$4])*ROUND(COS([.$B$4]))" office:value-type="string" office:string-value="397, 121">
            <text:p>397, 121</text:p>
          </table:table-cell>
          <table:table-cell/>
          <table:table-cell table:style-name="ce2" table:formula="oooc:=[.$B$10]+([.$B14] - [.$B$10])*ROUND(COS([.$B$4])) - ([.G$4] - [.$G$4])*ROUND(SIN([.$B$4]))&amp;&quot;, &quot;&amp;[.$G$4]+([.$B14] - [.$B$10])*ROUND(SIN([.$B$4])) + ([.G$4] - [.$G$4])*ROUND(COS([.$B$4]))" office:value-type="string" office:string-value="239, 279">
            <text:p>239, 279</text:p>
          </table:table-cell>
          <table:table-cell/>
          <table:table-cell table:style-name="ce2" table:formula="oooc:=[.$B$10]+([.$B14] - [.$B$10])*ROUND(COS([.$B$4])) - ([.I$4] - [.$G$4])*ROUND(SIN([.$B$4]))&amp;&quot;, &quot;&amp;[.$G$4]+([.$B14] - [.$B$10])*ROUND(SIN([.$B$4])) + ([.I$4] - [.$G$4])*ROUND(COS([.$B$4]))" office:value-type="string" office:string-value="82, 436">
            <text:p>82, 436</text:p>
          </table:table-cell>
          <table:table-cell table:style-name="ce2" table:formula="oooc:=[.$B$10]+([.$B14] - [.$B$10])*ROUND(COS([.$B$4])) - ([.J$4] - [.$G$4])*ROUND(SIN([.$B$4]))&amp;&quot;, &quot;&amp;[.$G$4]+([.$B14] - [.$B$10])*ROUND(SIN([.$B$4])) + ([.J$4] - [.$G$4])*ROUND(COS([.$B$4]))" office:value-type="string" office:string-value="81, 437">
            <text:p>81, 437</text:p>
          </table:table-cell>
          <table:table-cell table:style-name="ce2" table:formula="oooc:=[.$B$10]+([.$B14] - [.$B$10])*ROUND(COS([.$B$4])) - ([.K$4] - [.$G$4])*ROUND(SIN([.$B$4]))&amp;&quot;, &quot;&amp;[.$G$4]+([.$B14] - [.$B$10])*ROUND(SIN([.$B$4])) + ([.K$4] - [.$G$4])*ROUND(COS([.$B$4]))" office:value-type="string" office:string-value="80, 438">
            <text:p>80, 438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-39, 40</text:p>
          </table:table-cell>
          <table:table-cell/>
          <table:table-cell office:value-type="string">
            <text:p>-39, 279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0, 0</text:p>
          </table:table-cell>
          <table:table-cell table:number-columns-repeated="5"/>
          <table:table-cell office:value-type="string">
            <text:p>0, 319</text:p>
          </table:table-cell>
          <table:table-cell table:number-columns-repeated="3"/>
        </table:table-row>
        <table:table-row table:style-name="ro1" table:number-rows-repeated="7">
          <table:table-cell table:number-columns-repeated="11"/>
        </table:table-row>
        <table:table-row table:style-name="ro1">
          <table:table-cell/>
          <table:table-cell office:value-type="string">
            <text:p>239, 0</text:p>
          </table:table-cell>
          <table:table-cell table:number-columns-repeated="5"/>
          <table:table-cell office:value-type="string">
            <text:p>239, 319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280, 40</text:p>
          </table:table-cell>
          <table:table-cell/>
          <table:table-cell office:value-type="string">
            <text:p>280, 279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R &lt; 0</text:p>
          </table:table-cell>
          <table:table-cell office:value-type="string">
            <text:p>R &gt; N -1</text:p>
          </table:table-cell>
          <table:table-cell office:value-type="string">
            <text:p>C &lt; 0</text:p>
          </table:table-cell>
          <table:table-cell office:value-type="string">
            <text:p>C &gt; M -1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float" office:value="0">
            <text:p>0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0" number:min-integer-digits="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21">09/21/2008</text:date>, <text:time>18:08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ark Skidmore</meta:initial-creator>
    <meta:creation-date>2008-09-21T14:13:21</meta:creation-date>
    <dc:creator>Mark Skidmore</dc:creator>
    <dc:date>2008-09-21T18:08:36</dc:date>
    <meta:editing-cycles>6</meta:editing-cycles>
    <meta:editing-duration>PT2H7M53S</meta:editing-duration>
    <meta:user-defined meta:name="Info 1"/>
    <meta:user-defined meta:name="Info 2"/>
    <meta:user-defined meta:name="Info 3"/>
    <meta:user-defined meta:name="Info 4"/>
    <meta:document-statistic meta:table-count="3" meta:cell-count="92"/>
  </office:meta>
</office:document-meta>
</file>